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FB0000031BAE3CDEC2E79CA375.png" manifest:media-type="image/png"/>
  <manifest:file-entry manifest:full-path="Pictures/10000001000006060000031B336EF570384E0D94.png" manifest:media-type="image/png"/>
  <manifest:file-entry manifest:full-path="Pictures/1000000100000615000003117BD6891DC132508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3" text:anchor-type="char" svg:x="0.118cm" svg:y="0.122cm" svg:width="20.706cm" svg:height="9.85cm" draw:z-index="0"><draw:image xlink:href="Pictures/10000001000005FB0000031BAE3CDEC2E79CA375.png" xlink:type="simple" xlink:show="embed" xlink:actuate="onLoad" draw:mime-type="image/png"/></draw:frame><draw:frame draw:style-name="fr1" draw:name="Image1" text:anchor-type="char" svg:x="0cm" svg:y="10.245cm" svg:width="21.001cm" svg:height="9.379cm" draw:z-index="1"><draw:image xlink:href="Pictures/10000001000006060000031B336EF570384E0D94.png" xlink:type="simple" xlink:show="embed" xlink:actuate="onLoad" draw:mime-type="image/png"/></draw:frame><draw:frame draw:style-name="fr1" draw:name="Image2" text:anchor-type="char" svg:x="0cm" svg:y="19.757cm" svg:width="21.001cm" svg:height="9.832cm" draw:z-index="2"><draw:image xlink:href="Pictures/1000000100000615000003117BD6891DC132508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8T14:34:04.301000000</meta:creation-date>
    <dc:date>2023-09-08T14:51:03.261000000</dc:date>
    <meta:editing-duration>PT16M59S</meta:editing-duration>
    <meta:editing-cycles>1</meta:editing-cycles>
    <meta:document-statistic meta:table-count="0" meta:image-count="3" meta:object-count="0" meta:page-count="1" meta:paragraph-count="0" meta:word-count="0" meta:character-count="0" meta:non-whitespace-character-count="0"/>
    <meta:generator>LibreOffice/7.6.0.3$Windows_X86_64 LibreOffice_project/69edd8b8ebc41d00b4de3915dc82f8f0fc3b6265</meta:generator>
  </office:meta>
</office:document-meta>
</file>